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size="13pt" style:font-size-asian="13pt" style:font-size-complex="13pt" fo:background-color="#FFFF00"/>
    </style:style>
    <style:style style:name="T3" style:parent-style-name="Policepardéfaut" style:family="text">
      <style:text-properties fo:font-size="13pt" style:font-size-asian="13pt" style:font-size-complex="13pt"/>
    </style:style>
    <style:style style:name="T4" style:parent-style-name="Policepardéfaut" style:family="text">
      <style:text-properties fo:font-size="13pt" style:font-size-asian="13pt" style:font-size-complex="13pt" fo:background-color="#00FFFF"/>
    </style:style>
    <style:style style:name="T5" style:parent-style-name="Policepardéfaut" style:family="text">
      <style:text-properties fo:font-size="13pt" style:font-size-asian="13pt" style:font-size-complex="13pt" fo:background-color="#FF00FF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8" style:parent-style-name="Standard" style:list-style-name="LFO1" style:family="paragraph"/>
    <style:style style:name="T9" style:parent-style-name="Policepardéfaut" style:family="text">
      <style:text-properties fo:font-weight="bold" style:font-weight-asian="bold" style:font-weight-complex="bold" fo:background-color="#FFFF00"/>
    </style:style>
    <style:style style:name="P1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2" style:parent-style-name="Standard" style:list-style-name="LFO1" style:family="paragraph"/>
    <style:style style:name="T13" style:parent-style-name="Policepardéfaut" style:family="text">
      <style:text-properties fo:font-weight="bold" style:font-weight-asian="bold" style:font-weight-complex="bold" fo:background-color="#FFFF00"/>
    </style:style>
    <style:style style:name="T14" style:parent-style-name="Policepardéfaut" style:family="text">
      <style:text-properties fo:font-weight="bold" style:font-weight-asian="bold" style:font-weight-complex="bold" fo:background-color="#FFFF00"/>
    </style:style>
    <style:style style:name="P15" style:parent-style-name="Standard" style:list-style-name="LFO1" style:family="paragraph">
      <style:text-properties fo:font-weight="bold" style:font-weight-asian="bold" style:font-weight-complex="bold"/>
    </style:style>
    <style:style style:name="P1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weight="bold" style:font-weight-asian="bold" style:font-weight-complex="bold" fo:background-color="#FFFF00"/>
    </style:style>
    <style:style style:name="P24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6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27" style:parent-style-name="Standard" style:list-style-name="LFO1" style:family="paragraph"/>
    <style:style style:name="T28" style:parent-style-name="Policepardéfaut" style:family="text">
      <style:text-properties fo:font-weight="bold" style:font-weight-asian="bold" style:font-weight-complex="bold" fo:background-color="#FFFF00"/>
    </style:style>
    <style:style style:name="P2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1" style:parent-style-name="Standard" style:list-style-name="LFO1" style:family="paragraph"/>
    <style:style style:name="T32" style:parent-style-name="Policepardéfaut" style:family="text">
      <style:text-properties fo:font-weight="bold" style:font-weight-asian="bold" style:font-weight-complex="bold" fo:background-color="#FFFF00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6" style:parent-style-name="Standard" style:list-style-name="LFO1" style:family="paragraph"/>
    <style:style style:name="T37" style:parent-style-name="Policepardéfaut" style:family="text">
      <style:text-properties fo:font-weight="bold" style:font-weight-asian="bold" style:font-weight-complex="bold" fo:background-color="#FFFF00"/>
    </style:style>
    <style:style style:name="P3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9" style:parent-style-name="Standard" style:list-style-name="LFO1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 fo:background-color="#FFFF00"/>
    </style:style>
    <style:style style:name="P42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43" style:parent-style-name="Standard" style:list-style-name="LFO1" style:family="paragraph">
      <style:text-properties fo:font-weight="bold" style:font-weight-asian="bold" style:font-weight-complex="bold"/>
    </style:style>
    <style:style style:name="P44" style:parent-style-name="Standard" style:list-style-name="LFO1" style:family="paragraph"/>
    <style:style style:name="T45" style:parent-style-name="Policepardéfaut" style:family="text">
      <style:text-properties fo:font-weight="bold" style:font-weight-asian="bold" style:font-weight-complex="bold" fo:background-color="#FFFF00"/>
    </style:style>
  </office:automatic-styles>
  <office:body>
    <office:text text:use-soft-page-breaks="true">
      <text:p text:style-name="P1">Liste leçons chimie</text:p>
      <text:p text:style-name="Textbody"><text:span text:style-name="T2">Moi</text:span><text:span text:style-name="T3"><text:s text:c="2"/></text:span><text:span text:style-name="T4">Matthis<text:s/></text:span><text:span text:style-name="T5">Lolita</text:span></text:p>
      <text:p text:style-name="P6"/>
      <text:list text:style-name="LFO1" text:continue-numbering="true">
        <text:list-item>
          <text:p text:style-name="P7">Séparations, purifications, contrôles de pureté́ (Lycée)</text:p>
        </text:list-item>
        <text:list-item>
          <text:p text:style-name="P8"><text:span text:style-name="T9"><text:s/>Polymères (Lycée PremièreSTL/STI2D)</text:span></text:p>
        </text:list-item>
        <text:list-item>
          <text:p text:style-name="P10">Chimie durable (Lycée)</text:p>
        </text:list-item>
        <text:list-item>
          <text:p text:style-name="P11">Synthèses inorganiques (Lycée)</text:p>
        </text:list-item>
        <text:list-item>
          <text:p text:style-name="P12"><text:span text:style-name="T13">Stratégies et sélectivités en synthèse<text:s/></text:span><text:span text:style-name="T14">organique (Lycée)</text:span></text:p>
        </text:list-item>
        <text:list-item>
          <text:p text:style-name="P15">Dosages (Lycée)</text:p>
        </text:list-item>
        <text:list-item>
          <text:p text:style-name="P16">Cinétique et catalyse (Lycée)</text:p>
        </text:list-item>
        <text:list-item>
          <text:p text:style-name="P17">Caractérisations par spectroscopie en synthèse organique (Lycée)</text:p>
        </text:list-item>
        <text:list-item>
          <text:p text:style-name="P18">Du macroscopique au microscopique dans les synthèses organiques (Lycée)</text:p>
        </text:list-item>
        <text:list-item>
          <text:p text:style-name="P19">Capteurs électrochimiques (Lycée)</text:p>
        </text:list-item>
        <text:list-item>
          <text:p text:style-name="P20">Molécules de la santé<text:s/>(Lycée)</text:p>
        </text:list-item>
        <text:list-item>
          <text:p text:style-name="P21">Stéréochimie et molécules du vivant (Lycée)</text:p>
        </text:list-item>
        <text:list-item>
          <text:p text:style-name="P22"><text:span text:style-name="T23">Acides et bases (Lycée)</text:span></text:p>
        </text:list-item>
        <text:list-item>
          <text:p text:style-name="P24">Liaisons chimiques (Lycée)</text:p>
        </text:list-item>
        <text:list-item>
          <text:p text:style-name="P25">Solvants (CPGE)</text:p>
        </text:list-item>
        <text:list-item>
          <text:p text:style-name="P26">Classification périodique (CPGE)</text:p>
        </text:list-item>
        <text:list-item>
          <text:p text:style-name="P27"><text:span text:style-name="T28">Solides cristallins (CPGE)</text:span></text:p>
        </text:list-item>
        <text:list-item>
          <text:p text:style-name="P29">Corps purs et mélanges binaires (CPGE)</text:p>
        </text:list-item>
        <text:list-item>
          <text:p text:style-name="P30">Application du premier<text:s/>principe de la thermodynamique à la réaction chimique (CPGE)</text:p>
        </text:list-item>
        <text:list-item>
          <text:p text:style-name="P31"><text:span text:style-name="T32">Détermination de constantes d’équilibre (CPGE</text:span><text:span text:style-name="T33">)</text:span></text:p>
        </text:list-item>
        <text:list-item>
          <text:p text:style-name="P34">Cinétique homogène (CPGE)</text:p>
        </text:list-item>
        <text:list-item>
          <text:p text:style-name="P35">Évolution et équilibre chimique (CPGE)</text:p>
        </text:list-item>
        <text:list-item>
          <text:p text:style-name="P36"><text:span text:style-name="T37">Diagrammes potentiel-pH (construction exclue) (CPGE)</text:span></text:p>
        </text:list-item>
        <text:list-item>
          <text:p text:style-name="P38">Optimisation d’un procédé chimique (CPGE)</text:p>
        </text:list-item>
        <text:list-item>
          <text:p text:style-name="P39"><text:span text:style-name="T40"><text:s/></text:span><text:span text:style-name="T41">Corrosion humide des métaux (CPGE)</text:span></text:p>
        </text:list-item>
        <text:list-item>
          <text:p text:style-name="P42">Conversion réciproque d’énergie électrique en énergie chimique (CPGE)</text:p>
        </text:list-item>
        <text:list-item>
          <text:p text:style-name="P43">Solubilité (CPGE)</text:p>
        </text:list-item>
        <text:list-item>
          <text:p text:style-name="P44"><text:span text:style-name="T45">Cinétique électrochimique (CPGE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6:21:00Z</meta:creation-date>
    <dc:date>2020-05-19T16:06:00Z</dc:date>
    <meta:template xlink:href="Normal" xlink:type="simple"/>
    <meta:editing-cycles>39</meta:editing-cycles>
    <meta:editing-duration>PT201120S</meta:editing-duration>
    <meta:document-statistic meta:page-count="1" meta:paragraph-count="2" meta:word-count="177" meta:character-count="1149" meta:row-count="8" meta:non-whitespace-character-count="974"/>
  </office:meta>
</office:document-meta>
</file>